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75pt"/>
    </style:style>
    <style:style style:name="co4" style:family="table-column">
      <style:table-column-properties fo:break-before="auto" style:column-width="179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5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43"/>
    <style:style style:name="ce23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>
        <office:forms form:automatic-focus="false" form:apply-design-mode="false"/>
        <table:table-column table:style-name="co2" table:default-cell-style-name="ce6"/>
        <table:table-column table:style-name="co4" table:default-cell-style-name="Default"/>
        <table:table-column table:style-name="co3" table:number-columns-repeated="16" table:default-cell-style-name="Default"/>
        <table:table-column table:style-name="co3" table:number-columns-repeated="2" table:default-cell-style-name="ce18"/>
        <table:table-column table:style-name="co3" table:number-columns-repeated="1004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Song</text:p>
          </table:table-cell>
          <table:table-cell table:style-name="ce11" table:formula="of:=[.D1]+1" office:value-type="date" office:date-value="2019-01-28" calcext:value-type="date">
            <text:p>01/28/19</text:p>
          </table:table-cell>
          <table:table-cell table:style-name="ce11" table:formula="of:=[.E1]+1" office:value-type="date" office:date-value="2019-01-27" calcext:value-type="date">
            <text:p>01/27/19</text:p>
          </table:table-cell>
          <table:table-cell table:style-name="ce11" table:formula="of:=[.F1]+1" office:value-type="date" office:date-value="2019-01-26" calcext:value-type="date">
            <text:p>01/26/19</text:p>
          </table:table-cell>
          <table:table-cell table:style-name="ce11" office:value-type="date" office:date-value="2019-01-25" calcext:value-type="date">
            <text:p>01/25/19</text:p>
          </table:table-cell>
          <table:table-cell table:style-name="ce11" office:value-type="date" office:date-value="2019-01-24" calcext:value-type="date">
            <text:p>01/24/19</text:p>
          </table:table-cell>
          <table:table-cell table:style-name="ce11" office:value-type="date" office:date-value="2019-01-23" calcext:value-type="date">
            <text:p>01/23/19</text:p>
          </table:table-cell>
          <table:table-cell table:style-name="ce11" office:value-type="date" office:date-value="2019-01-22" calcext:value-type="date">
            <text:p>01/22/19</text:p>
          </table:table-cell>
          <table:table-cell table:style-name="ce11" office:value-type="date" office:date-value="2019-01-20" calcext:value-type="date">
            <text:p>01/20/19</text:p>
          </table:table-cell>
          <table:table-cell table:style-name="ce11" office:value-type="date" office:date-value="2019-11-21" calcext:value-type="date">
            <text:p>11/21/19</text:p>
          </table:table-cell>
          <table:table-cell table:style-name="ce11" table:formula="of:=[.M1]+2" office:value-type="date" office:date-value="2019-01-15" calcext:value-type="date">
            <text:p>01/15/19</text:p>
          </table:table-cell>
          <table:table-cell table:style-name="ce11" table:formula="of:=[.N1]+1" office:value-type="date" office:date-value="2019-01-13" calcext:value-type="date">
            <text:p>01/13/19</text:p>
          </table:table-cell>
          <table:table-cell table:style-name="ce11" table:formula="of:=[.O1]+1" office:value-type="date" office:date-value="2019-01-12" calcext:value-type="date">
            <text:p>01/12/19</text:p>
          </table:table-cell>
          <table:table-cell table:style-name="ce11" table:formula="of:=[.P1]+1" office:value-type="date" office:date-value="2019-01-11" calcext:value-type="date">
            <text:p>01/11/19</text:p>
          </table:table-cell>
          <table:table-cell table:style-name="ce11" table:formula="of:=[.Q1]+1" office:value-type="date" office:date-value="2019-01-10" calcext:value-type="date">
            <text:p>01/10/19</text:p>
          </table:table-cell>
          <table:table-cell table:style-name="ce11" table:formula="of:=[.R1]+1" office:value-type="date" office:date-value="2019-01-09" calcext:value-type="date">
            <text:p>01/09/19</text:p>
          </table:table-cell>
          <table:table-cell table:style-name="ce11" office:value-type="date" office:date-value="2019-01-08" calcext:value-type="date">
            <text:p>01/08/19</text:p>
          </table:table-cell>
          <table:table-cell table:style-name="ce15" office:value-type="date" office:date-value="2018-12-09" calcext:value-type="date">
            <text:p>12/09/18</text:p>
          </table:table-cell>
          <table:table-cell table:style-name="ce15" office:value-type="date" office:date-value="2018-12-11" calcext:value-type="date">
            <text:p>12/11/18</text:p>
          </table:table-cell>
          <table:table-cell table:style-name="ce11" office:value-type="date" office:date-value="2018-12-13" calcext:value-type="date">
            <text:p>12/13/18</text:p>
          </table:table-cell>
          <table:table-cell table:style-name="ce11" office:value-type="date" office:date-value="2018-12-14" calcext:value-type="date">
            <text:p>12/14/18</text:p>
          </table:table-cell>
          <table:table-cell table:style-name="ce11" office:value-type="date" office:date-value="2018-12-15" calcext:value-type="date">
            <text:p>12/15/18</text:p>
          </table:table-cell>
          <table:table-cell table:style-name="ce11" office:value-type="date" office:date-value="2018-12-16" calcext:value-type="date">
            <text:p>12/16/18</text:p>
          </table:table-cell>
          <table:table-cell table:style-name="ce11" office:value-type="date" office:date-value="2018-12-19" calcext:value-type="date">
            <text:p>12/19/18</text:p>
          </table:table-cell>
          <table:table-cell table:style-name="ce11" office:value-type="date" office:date-value="2018-12-20" calcext:value-type="date">
            <text:p>12/20/18</text:p>
          </table:table-cell>
          <table:table-cell table:style-name="ce11" office:value-type="date" office:date-value="2018-12-22" calcext:value-type="date">
            <text:p>12/22/18</text:p>
          </table:table-cell>
          <table:table-cell table:style-name="ce11" office:value-type="date" office:date-value="2018-12-23" calcext:value-type="date">
            <text:p>12/23/18</text:p>
          </table:table-cell>
          <table:table-cell table:style-name="ce11" office:value-type="date" office:date-value="2018-12-24" calcext:value-type="date">
            <text:p>12/24/18</text:p>
          </table:table-cell>
          <table:table-cell table:style-name="ce11" office:value-type="date" office:date-value="2018-12-25" calcext:value-type="date">
            <text:p>12/25/18</text:p>
          </table:table-cell>
          <table:table-cell table:style-name="ce11" office:value-type="date" office:date-value="2018-12-27" calcext:value-type="date">
            <text:p>12/27/18</text:p>
          </table:table-cell>
          <table:table-cell table:style-name="ce11" office:value-type="date" office:date-value="2018-12-28" calcext:value-type="date">
            <text:p>12/28/18</text:p>
          </table:table-cell>
          <table:table-cell table:style-name="ce11" office:value-type="date" office:date-value="2018-12-30" calcext:value-type="date">
            <text:p>12/30/18</text:p>
          </table:table-cell>
          <table:table-cell table:style-name="ce11" office:value-type="date" office:date-value="2018-12-31" calcext:value-type="date">
            <text:p>12/31/18</text:p>
          </table:table-cell>
          <table:table-cell table:style-name="ce11" office:value-type="date" office:date-value="2019-01-01" calcext:value-type="date">
            <text:p>01/01/19</text:p>
          </table:table-cell>
          <table:table-cell table:style-name="ce11" office:value-type="date" office:date-value="2018-01-03" calcext:value-type="date">
            <text:p>01/03/18</text:p>
          </table:table-cell>
          <table:table-cell table:style-name="ce11" office:value-type="date" office:date-value="2018-01-06" calcext:value-type="date">
            <text:p>01/06/18</text:p>
          </table:table-cell>
          <table:table-cell table:style-name="ce11" office:value-type="date" office:date-value="2019-01-07" calcext:value-type="date">
            <text:p>01/07/19</text:p>
          </table:table-cell>
          <table:table-cell table:style-name="ce2" table:number-columns-repeated="986"/>
        </table:table-row>
        <table:table-row table:style-name="ro1">
          <table:table-cell table:style-name="ce2" office:value-type="string" calcext:value-type="string">
            <text:p>Start Time</text:p>
          </table:table-cell>
          <table:table-cell table:style-name="ce7"/>
          <table:table-cell table:style-name="ce12" office:value-type="time" office:time-value="PT23H17M00S" calcext:value-type="time">
            <text:p>11:17:00 PM</text:p>
          </table:table-cell>
          <table:table-cell table:style-name="ce12" office:value-type="time" office:time-value="PT19H42M00S" calcext:value-type="time">
            <text:p>07:42:00 PM</text:p>
          </table:table-cell>
          <table:table-cell table:style-name="ce12" office:value-type="time" office:time-value="PT21H12M00S" calcext:value-type="time">
            <text:p>09:12:00 PM</text:p>
          </table:table-cell>
          <table:table-cell table:style-name="ce12" office:value-type="time" office:time-value="PT22H25M00S" calcext:value-type="time">
            <text:p>10:25:00 PM</text:p>
          </table:table-cell>
          <table:table-cell table:style-name="ce12" office:value-type="time" office:time-value="PT19H45M00S" calcext:value-type="time">
            <text:p>07:45:00 PM</text:p>
          </table:table-cell>
          <table:table-cell table:style-name="ce12" office:value-type="time" office:time-value="PT20H15M00S" calcext:value-type="time">
            <text:p>08:15:00 PM</text:p>
          </table:table-cell>
          <table:table-cell table:style-name="ce12" office:value-type="time" office:time-value="PT21H25M00S" calcext:value-type="time">
            <text:p>09:25:00 PM</text:p>
          </table:table-cell>
          <table:table-cell table:style-name="ce12" office:value-type="time" office:time-value="PT10H56M00S" calcext:value-type="time">
            <text:p>10:56:00 AM</text:p>
          </table:table-cell>
          <table:table-cell table:style-name="ce12" office:value-type="time" office:time-value="PT21H53M00S" calcext:value-type="time">
            <text:p>09:53:00 PM</text:p>
          </table:table-cell>
          <table:table-cell table:style-name="ce12" office:value-type="time" office:time-value="PT05H01M00S" calcext:value-type="time">
            <text:p>05:01:00 AM</text:p>
          </table:table-cell>
          <table:table-cell table:number-columns-repeated="2" table:style-name="ce12" office:value-type="time" office:time-value="PT15H28M00S" calcext:value-type="time">
            <text:p>03:28:00 PM</text:p>
          </table:table-cell>
          <table:table-cell table:style-name="ce12" office:value-type="time" office:time-value="PT20H30M00S" calcext:value-type="time">
            <text:p>08:30:00 PM</text:p>
          </table:table-cell>
          <table:table-cell table:style-name="ce12" office:value-type="time" office:time-value="PT21H45M00S" calcext:value-type="time">
            <text:p>09:45:00 PM</text:p>
          </table:table-cell>
          <table:table-cell table:style-name="ce12" office:value-type="time" office:time-value="PT20H12M00S" calcext:value-type="time">
            <text:p>08:12:00 PM</text:p>
          </table:table-cell>
          <table:table-cell table:style-name="ce12" office:value-type="time" office:time-value="PT19H41M00S" calcext:value-type="time">
            <text:p>07:41:00 PM</text:p>
          </table:table-cell>
          <table:table-cell table:style-name="ce17" office:value-type="time" office:time-value="PT21H00M00S" calcext:value-type="time">
            <text:p>09:00:00 PM</text:p>
          </table:table-cell>
          <table:table-cell table:style-name="ce20" office:value-type="time" office:time-value="PT18H33M00S" calcext:value-type="time">
            <text:p>06:33:00 PM</text:p>
          </table:table-cell>
          <table:table-cell table:style-name="ce21" office:value-type="time" office:time-value="PT17H39M00S" calcext:value-type="time">
            <text:p>05:39:00 PM</text:p>
          </table:table-cell>
          <table:table-cell table:style-name="ce21" office:value-type="time" office:time-value="PT23H00M00S" calcext:value-type="time">
            <text:p>11:00:00 PM</text:p>
          </table:table-cell>
          <table:table-cell table:style-name="ce21" office:value-type="time" office:time-value="PT20H46M00S" calcext:value-type="time">
            <text:p>08:46:00 PM</text:p>
          </table:table-cell>
          <table:table-cell table:style-name="ce21" office:value-type="time" office:time-value="PT19H15M00S" calcext:value-type="time">
            <text:p>07:15:00 PM</text:p>
          </table:table-cell>
          <table:table-cell table:style-name="ce23" office:value-type="time" office:time-value="PT22H13M00S" calcext:value-type="time">
            <text:p>10:13:00 PM</text:p>
          </table:table-cell>
          <table:table-cell table:style-name="ce12" office:value-type="time" office:time-value="PT23H30M00S" calcext:value-type="time">
            <text:p>11:30:00 PM</text:p>
          </table:table-cell>
          <table:table-cell table:style-name="ce12" office:value-type="time" office:time-value="PT22H15M00S" calcext:value-type="time">
            <text:p>10:15:00 PM</text:p>
          </table:table-cell>
          <table:table-cell table:style-name="ce12" office:value-type="time" office:time-value="PT13H00M00S" calcext:value-type="time">
            <text:p>01:00:00 PM</text:p>
          </table:table-cell>
          <table:table-cell table:style-name="ce12" office:value-type="time" office:time-value="PT21H09M00S" calcext:value-type="time">
            <text:p>09:09:00 PM</text:p>
          </table:table-cell>
          <table:table-cell table:style-name="ce12" office:value-type="time" office:time-value="PT09H00M00S" calcext:value-type="time">
            <text:p>09:00:00 AM</text:p>
          </table:table-cell>
          <table:table-cell table:style-name="ce12" office:value-type="time" office:time-value="PT18H52M00S" calcext:value-type="time">
            <text:p>06:52:00 PM</text:p>
          </table:table-cell>
          <table:table-cell table:style-name="ce12" office:value-type="time" office:time-value="PT18H17M00S" calcext:value-type="time">
            <text:p>06:17:00 PM</text:p>
          </table:table-cell>
          <table:table-cell table:style-name="ce12" office:value-type="time" office:time-value="PT18H38M00S" calcext:value-type="time">
            <text:p>06:38:00 PM</text:p>
          </table:table-cell>
          <table:table-cell table:style-name="ce12" office:value-type="time" office:time-value="PT16H20M00S" calcext:value-type="time">
            <text:p>04:20:00 PM</text:p>
          </table:table-cell>
          <table:table-cell table:style-name="ce12" office:value-type="time" office:time-value="PT19H19M00S" calcext:value-type="time">
            <text:p>07:19:00 PM</text:p>
          </table:table-cell>
          <table:table-cell table:style-name="ce12" office:value-type="time" office:time-value="PT19H46M00S" calcext:value-type="time">
            <text:p>07:46:00 PM</text:p>
          </table:table-cell>
          <table:table-cell table:style-name="ce12" office:value-type="time" office:time-value="PT10H40M00S" calcext:value-type="time">
            <text:p>10:40:00 AM</text:p>
          </table:table-cell>
          <table:table-cell table:style-name="ce12" office:value-type="time" office:time-value="PT21H35M00S" calcext:value-type="time">
            <text:p>09:35:00 PM</text:p>
          </table:table-cell>
          <table:table-cell table:style-name="ce7" table:number-columns-repeated="986"/>
        </table:table-row>
        <table:table-row table:style-name="ro2">
          <table:table-cell table:style-name="ce3" office:value-type="string" calcext:value-type="string">
            <text:p>Warm up 1</text:p>
          </table:table-cell>
          <table:table-cell table:style-name="ce8" table:number-columns-repeated="17"/>
          <table:table-cell table:style-name="Default" table:number-columns-repeated="2"/>
          <table:table-cell table:number-columns-repeated="4"/>
          <table:table-cell table:style-name="ce24" table:number-columns-repeated="144"/>
          <table:table-cell table:style-name="ce8" table:number-columns-repeated="856"/>
        </table:table-row>
        <table:table-row table:style-name="ro1">
          <table:table-cell table:style-name="ce4"/>
          <table:table-cell office:value-type="string" calcext:value-type="string">
            <text:p>Ramones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3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Am Pentatonic Scale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987"/>
        </table:table-row>
        <table:table-row table:style-name="ro1">
          <table:table-cell table:style-name="ce5"/>
          <table:table-cell office:value-type="string" calcext:value-type="string">
            <text:p>Do Re Me Scale</text:p>
          </table:table-cell>
          <table:table-cell/>
          <table:table-cell table:number-columns-repeated="5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5"/>
          <table:table-cell office:value-type="string" calcext:value-type="string">
            <text:p>Em Scale Run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4"/>
          <table:table-cell office:value-type="string" calcext:value-type="string">
            <text:p>Am Pentatonic Scale in 5ths</text:p>
          </table:table-cell>
          <table:table-cell table:number-columns-repeated="3" table:style-name="ce13" office:value-type="string" calcext:value-type="string">
            <text:p>♫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4" table:style-name="ce13" office:value-type="string" calcext:value-type="string">
            <text:p>♫</text:p>
          </table:table-cell>
          <table:table-cell table:number-columns-repeated="990"/>
        </table:table-row>
        <table:table-row table:style-name="ro3">
          <table:table-cell table:style-name="ce3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Justin’s Blues Test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/>
          <table:table-cell table:number-columns-repeated="3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Peg – Fast Run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4"/>
          <table:table-cell office:value-type="string" calcext:value-type="string">
            <text:p>How to tap</text:p>
          </table:table-cell>
          <table:table-cell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6" table:style-name="ce13" office:value-type="string" calcext:value-type="string">
            <text:p>♫</text:p>
          </table:table-cell>
          <table:table-cell table:number-columns-repeated="6"/>
          <table:table-cell table:number-columns-repeated="3" table:style-name="ce13" office:value-type="string" calcext:value-type="string">
            <text:p>♫</text:p>
          </table:table-cell>
          <table:table-cell table:number-columns-repeated="991"/>
        </table:table-row>
        <table:table-row table:style-name="ro4">
          <table:table-cell table:style-name="ce3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Cities On Flame With Rock and Roll</text:p>
          </table:table-cell>
          <table:table-cell table:number-columns-repeated="16"/>
          <table:table-cell table:number-columns-repeated="3" table:style-name="ce13" office:value-type="string" calcext:value-type="string">
            <text:p>♫</text:p>
          </table:table-cell>
          <table:table-cell table:number-columns-repeated="1003"/>
        </table:table-row>
        <table:table-row table:style-name="ro1">
          <table:table-cell table:style-name="ce5"/>
          <table:table-cell office:value-type="string" calcext:value-type="string">
            <text:p>I Looked Away</text:p>
          </table:table-cell>
          <table:table-cell table:number-columns-repeated="16"/>
          <table:table-cell table:number-columns-repeated="2" table:style-name="ce13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Crossroads</text:p>
          </table:table-cell>
          <table:table-cell table:number-columns-repeated="16"/>
          <table:table-cell table:number-columns-repeated="2" table:style-name="ce13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Why Does Love Got To Be So Sad</text:p>
          </table:table-cell>
          <table:table-cell table:number-columns-repeated="16"/>
          <table:table-cell table:number-columns-repeated="2" table:style-name="ce13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office:value-type="string" calcext:value-type="string">
            <text:p>Dirty Love</text:p>
          </table:table-cell>
          <table:table-cell table:number-columns-repeated="16"/>
          <table:table-cell table:number-columns-repeated="2"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5"/>
          <table:table-cell office:value-type="string" calcext:value-type="string">
            <text:p>Buck’s Boggie</text:p>
          </table:table-cell>
          <table:table-cell table:number-columns-repeated="16"/>
          <table:table-cell table:number-columns-repeated="2" table:style-name="ce13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table:style-name="ce9" office:value-type="string" calcext:value-type="string">
            <text:p>Paint It Black</text:p>
          </table:table-cell>
          <table:table-cell table:style-name="ce9"/>
          <table:table-cell table:number-columns-repeated="2"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3"/>
          <table:table-cell table:number-columns-repeated="2"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3"/>
          <table:table-cell table:style-name="ce13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5"/>
          <table:table-cell office:value-type="string" calcext:value-type="string">
            <text:p>Back In Black</text:p>
          </table:table-cell>
          <table:table-cell table:number-columns-repeated="16"/>
          <table:table-cell table:number-columns-repeated="2" table:style-name="ce13" office:value-type="string" calcext:value-type="string">
            <text:p>♫</text:p>
          </table:table-cell>
          <table:table-cell table:number-columns-repeated="1004"/>
        </table:table-row>
        <table:table-row table:style-name="ro1">
          <table:table-cell table:style-name="ce5"/>
          <table:table-cell table:style-name="ce9" office:value-type="string" calcext:value-type="string">
            <text:p>Peg </text:p>
          </table:table-cell>
          <table:table-cell table:style-name="ce9" table:number-columns-repeated="2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8"/>
          <table:table-cell table:style-name="ce13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5"/>
          <table:table-cell office:value-type="string" calcext:value-type="string">
            <text:p>I Feel Fine</text:p>
          </table:table-cell>
          <table:table-cell table:number-columns-repeated="30"/>
          <table:table-cell table:style-name="ce13" office:value-type="string" calcext:value-type="string">
            <text:p>♫</text:p>
          </table:table-cell>
          <table:table-cell table:number-columns-repeated="991"/>
        </table:table-row>
        <table:table-row table:style-name="ro1">
          <table:table-cell table:style-name="ce5"/>
          <table:table-cell table:style-name="ce9" office:value-type="string" calcext:value-type="string">
            <text:p>And Your Bird Can Sing</text:p>
          </table:table-cell>
          <table:table-cell table:style-name="ce9" table:number-columns-repeated="2"/>
          <table:table-cell table:style-name="ce13" office:value-type="string" calcext:value-type="string">
            <text:p>♫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string" calcext:value-type="string">
            <text:p>Some Girls Are Bigger Than Others</text:p>
          </table:table-cell>
          <table:table-cell table:number-columns-repeated="21"/>
          <table:table-cell table:style-name="ce13" office:value-type="string" calcext:value-type="string">
            <text:p>♫</text:p>
          </table:table-cell>
          <table:table-cell table:number-columns-repeated="9"/>
          <table:table-cell table:style-name="ce13" office:value-type="string" calcext:value-type="string">
            <text:p>♫</text:p>
          </table:table-cell>
          <table:table-cell table:number-columns-repeated="990"/>
        </table:table-row>
        <table:table-row table:style-name="ro1">
          <table:table-cell table:style-name="ce5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5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9" office:value-type="string" calcext:value-type="string">
            <text:p>Giant Steps</text:p>
          </table:table-cell>
          <table:table-cell table:style-name="ce9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2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3" table:style-name="ce14" office:value-type="string" calcext:value-type="string">
            <text:p>♫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9" office:value-type="string" calcext:value-type="string">
            <text:p>Jetson’s Theme</text:p>
          </table:table-cell>
          <table:table-cell table:style-name="ce9"/>
          <table:table-cell table:number-columns-repeated="5" table:style-name="ce13" office:value-type="string" calcext:value-type="string">
            <text:p>♫</text:p>
          </table:table-cell>
          <table:table-cell table:style-name="ce14" office:value-type="string" calcext:value-type="string">
            <text:p>♫</text:p>
          </table:table-cell>
          <table:table-cell table:style-name="ce14" table:number-columns-repeated="5"/>
          <table:table-cell table:number-columns-repeated="1010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/>
          <table:table-cell office:value-type="string" calcext:value-type="string">
            <text:p>Rhythmbox Practice List</text:p>
          </table:table-cell>
          <table:table-cell table:number-columns-repeated="3"/>
          <table:table-cell table:number-columns-repeated="3"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 table:number-columns-repeated="6"/>
          <table:table-cell table:style-name="ce13" office:value-type="string" calcext:value-type="string">
            <text:p>♫</text:p>
          </table:table-cell>
          <table:table-cell table:number-columns-repeated="4"/>
          <table:table-cell table:style-name="ce13" office:value-type="string" calcext:value-type="string">
            <text:p>♫</text:p>
          </table:table-cell>
          <table:table-cell table:number-columns-repeated="7"/>
          <table:table-cell table:style-name="ce13" office:value-type="string" calcext:value-type="string">
            <text:p>♫</text:p>
          </table:table-cell>
          <table:table-cell table:number-columns-repeated="2"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86"/>
        </table:table-row>
        <table:table-row table:style-name="ro1">
          <table:table-cell table:style-name="ce5"/>
          <table:table-cell office:value-type="string" calcext:value-type="string">
            <text:p>Notebook</text:p>
          </table:table-cell>
          <table:table-cell table:number-columns-repeated="13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number-columns-repeated="4"/>
          <table:table-cell table:style-name="ce13"/>
          <table:table-cell table:number-columns-repeated="7"/>
          <table:table-cell table:style-name="ce13"/>
          <table:table-cell table:number-columns-repeated="2"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986"/>
        </table:table-row>
        <table:table-row table:style-name="ro1">
          <table:table-cell table:style-name="ce5"/>
          <table:table-cell table:style-name="ce10" office:value-type="string" calcext:value-type="string">
            <text:p>1 2 5</text:p>
          </table:table-cell>
          <table:table-cell table:style-name="ce10" table:number-columns-repeated="16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5"/>
          <table:table-cell office:value-type="string" calcext:value-type="string">
            <text:p>I’m Not Talking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5"/>
          <table:table-cell office:value-type="string" calcext:value-type="string">
            <text:p>Little Girl</text:p>
          </table:table-cell>
          <table:table-cell table:number-columns-repeated="20"/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1000"/>
        </table:table-row>
        <table:table-row table:style-name="ro1">
          <table:table-cell table:style-name="ce5"/>
          <table:table-cell table:style-name="ce9" office:value-type="string" calcext:value-type="string">
            <text:p>Ain’t It Fun</text:p>
          </table:table-cell>
          <table:table-cell table:style-name="ce9" table:number-columns-repeated="2"/>
          <table:table-cell table:number-columns-repeated="18"/>
          <table:table-cell table:style-name="ce13" table:number-columns-repeated="2"/>
          <table:table-cell table:number-columns-repeated="2" table:style-name="ce13" office:value-type="string" calcext:value-type="string">
            <text:p>♫</text:p>
          </table:table-cell>
          <table:table-cell table:number-columns-repeated="998"/>
        </table:table-row>
        <table:table-row table:style-name="ro1">
          <table:table-cell table:style-name="ce5"/>
          <table:table-cell table:style-name="ce9" office:value-type="string" calcext:value-type="string">
            <text:p>A Warrior’s Call</text:p>
          </table:table-cell>
          <table:table-cell table:style-name="ce9" table:number-columns-repeated="2"/>
          <table:table-cell table:number-columns-repeated="18"/>
          <table:table-cell table:style-name="ce13" table:number-columns-repeated="4"/>
          <table:table-cell table:number-columns-repeated="2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5"/>
          <table:table-cell table:style-name="ce9" office:value-type="string" calcext:value-type="string">
            <text:p>Cat Scratch Fever</text:p>
          </table:table-cell>
          <table:table-cell table:style-name="ce9" table:number-columns-repeated="2"/>
          <table:table-cell table:number-columns-repeated="4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1"/>
          <table:table-cell table:style-name="ce13" table:number-columns-repeated="6"/>
          <table:table-cell/>
          <table:table-cell table:style-name="ce13"/>
          <table:table-cell table:number-columns-repeated="994"/>
        </table:table-row>
        <table:table-row table:style-name="ro1">
          <table:table-cell table:style-name="ce5"/>
          <table:table-cell office:value-type="string" calcext:value-type="string">
            <text:p>Noodling</text:p>
          </table:table-cell>
          <table:table-cell table:number-columns-repeated="20"/>
          <table:table-cell table:style-name="ce13" table:number-columns-repeated="6"/>
          <table:table-cell/>
          <table:table-cell table:style-name="ce13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table:number-columns-repeated="17"/>
          <table:table-cell table:style-name="ce19" office:value-type="time" office:time-value="PT21H54M00S" calcext:value-type="time">
            <text:p>09:54:00 PM</text:p>
          </table:table-cell>
          <table:table-cell/>
          <table:table-cell table:style-name="ce22" office:value-type="time" office:time-value="PT19H29M00S" calcext:value-type="time">
            <text:p>07:29:00 PM</text:p>
          </table:table-cell>
          <table:table-cell/>
          <table:table-cell table:style-name="ce22" office:value-type="time" office:time-value="PT23H06M00S" calcext:value-type="time">
            <text:p>11:06:00 PM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Open G Tuning</text:p>
          </table:table-cell>
          <table:table-cell table:number-columns-repeated="19"/>
          <table:table-cell office:value-type="string" calcext:value-type="string">
            <text:p>+ Playing</text:p>
          </table:table-cell>
          <table:table-cell table:number-columns-repeated="2"/>
          <table:table-cell table:style-name="ce22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6"/>
          <table:table-cell table:style-name="ce14"/>
          <table:table-cell table:style-name="ce14" office:value-type="string" calcext:value-type="string">
            <text:p>♫</text:p>
          </table:table-cell>
          <table:table-cell table:style-name="ce14"/>
          <table:table-cell table:number-columns-repeated="19"/>
          <table:table-cell table:number-columns-repeated="4" table:style-name="ce13" office:value-type="string" calcext:value-type="string">
            <text:p>♫</text:p>
          </table:table-cell>
          <table:table-cell/>
          <table:table-cell table:style-name="ce13" office:value-type="string" calcext:value-type="string">
            <text:p>♫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28"/>
          <table:table-cell table:number-columns-repeated="2" table:style-name="ce13" office:value-type="string" calcext:value-type="string">
            <text:p>♫</text:p>
          </table:table-cell>
          <table:table-cell table:style-name="ce13"/>
          <table:table-cell table:style-name="ce13" office:value-type="string" calcext:value-type="string">
            <text:p>♫</text:p>
          </table:table-cell>
          <table:table-cell table:number-columns-repeated="99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23:17:05.9705044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1-28T23:17:39.803042791</dc:date>
    <meta:editing-duration>P6DT11H31M32S</meta:editing-duration>
    <meta:editing-cycles>57</meta:editing-cycles>
    <meta:document-statistic meta:table-count="2" meta:cell-count="368" meta:object-count="0"/>
  </office:meta>
</office:document-meta>
</file>